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ArgumentResolver.objectThatIsAssignableFrom( Class &lt; ? &gt; arg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structorInjection.processInjection( Field field , Object fieldOwner , Set &lt; Object &gt; mockCandida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ArgumentResolver.SimpleArgumentResolver( Set &lt; Object &gt;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Injection.ConstructorInj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ArgumentResolver.resolveTypeInstances( Class &lt; ? &gt; ... arg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